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1.3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.7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.9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4.0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2.7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2.5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4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8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4.69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3cm" fo:min-width="0cm"/>
    </style:style>
    <style:style style:name="gr17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ellipse draw:style-name="gr1" draw:text-style-name="P1" draw:layer="layout" svg:width="3.4cm" svg:height="2.6cm" svg:x="6.576cm" svg:y="1.384cm">
          <text:p/>
        </draw:ellipse>
        <draw:ellipse draw:style-name="gr1" draw:text-style-name="P1" draw:layer="layout" svg:width="3.4cm" svg:height="2.6cm" svg:x="2cm" svg:y="6.6cm">
          <text:p/>
        </draw:ellipse>
        <draw:ellipse draw:style-name="gr1" draw:text-style-name="P1" draw:layer="layout" svg:width="3.4cm" svg:height="2.6cm" svg:x="10.6cm" svg:y="6.4cm">
          <text:p/>
        </draw:ellipse>
        <draw:ellipse draw:style-name="gr1" draw:text-style-name="P1" draw:layer="layout" svg:width="3.4cm" svg:height="2.6cm" svg:x="20.176cm" svg:y="1.2cm">
          <text:p/>
        </draw:ellipse>
        <draw:ellipse draw:style-name="gr1" draw:text-style-name="P1" draw:layer="layout" svg:width="3.4cm" svg:height="2.6cm" svg:x="15.6cm" svg:y="6.416cm">
          <text:p/>
        </draw:ellipse>
        <draw:ellipse draw:style-name="gr1" draw:text-style-name="P1" draw:layer="layout" svg:width="3.4cm" svg:height="2.6cm" svg:x="24.2cm" svg:y="6.216cm">
          <text:p/>
        </draw:ellipse>
        <draw:line draw:style-name="gr2" draw:text-style-name="P1" draw:layer="layout" svg:x1="5.4cm" svg:y1="8cm" svg:x2="10.6cm" svg:y2="7.8cm">
          <text:p/>
        </draw:line>
        <draw:line draw:style-name="gr2" draw:text-style-name="P1" draw:layer="layout" svg:x1="7cm" svg:y1="3.4cm" svg:x2="4.6cm" svg:y2="7cm">
          <text:p/>
        </draw:line>
        <draw:line draw:style-name="gr2" draw:text-style-name="P1" draw:layer="layout" svg:x1="9.4cm" svg:y1="3.6cm" svg:x2="11.6cm" svg:y2="6.6cm">
          <text:p/>
        </draw:line>
        <draw:frame draw:style-name="gr3" draw:text-style-name="P1" draw:layer="layout" svg:width="0.925cm" svg:height="0.963cm" svg:x="2.2cm" svg:y="1.2cm">
          <draw:text-box>
            <text:p text:style-name="P1">E</text:p>
          </draw:text-box>
        </draw:frame>
        <draw:line draw:style-name="gr2" draw:text-style-name="P1" draw:layer="layout" svg:x1="0.4cm" svg:y1="9cm" svg:x2="2cm" svg:y2="8.6cm">
          <text:p/>
        </draw:line>
        <draw:line draw:style-name="gr2" draw:text-style-name="P1" draw:layer="layout" svg:x1="5cm" svg:y1="1.6cm" svg:x2="6.576cm" svg:y2="2.2cm">
          <text:p/>
        </draw:line>
        <draw:line draw:style-name="gr2" draw:text-style-name="P1" draw:layer="layout" svg:x1="13.4cm" svg:y1="8.6cm" svg:x2="14.6cm" svg:y2="9.4cm">
          <text:p/>
        </draw:line>
        <draw:frame draw:style-name="gr4" draw:layer="layout" svg:width="1.895cm" svg:height="3.811cm" svg:x="3.055cm" svg:y="2.33cm">
          <draw:text-box>
            <text:p>ce=2</text:p>
            <text:p>u=5</text:p>
            <text:p>x=2</text:p>
            <text:p>x*=0</text:p>
            <text:p>a</text:p>
          </draw:text-box>
        </draw:frame>
        <draw:frame draw:style-name="gr4" draw:layer="layout" svg:width="1.895cm" svg:height="3.811cm" svg:x="11.4cm" svg:y="2.4cm">
          <draw:text-box>
            <text:p>ce=1</text:p>
            <text:p>u=5</text:p>
            <text:p>x=0</text:p>
            <text:p>x*=2</text:p>
            <text:p>b</text:p>
          </draw:text-box>
        </draw:frame>
        <draw:frame draw:style-name="gr4" draw:layer="layout" svg:width="1.895cm" svg:height="3.811cm" svg:x="7cm" svg:y="3.984cm">
          <draw:text-box>
            <text:p>ce=2</text:p>
            <text:p>u=6</text:p>
            <text:p>x=4</text:p>
            <text:p>x*=2</text:p>
            <text:p>c</text:p>
          </draw:text-box>
        </draw:frame>
        <draw:frame draw:style-name="gr5" draw:text-style-name="P1" draw:layer="layout" svg:width="2.669cm" svg:height="0.963cm" svg:x="15.531cm" svg:y="0.437cm">
          <draw:text-box>
            <text:p text:style-name="P1">E~(x)</text:p>
          </draw:text-box>
        </draw:frame>
        <draw:line draw:style-name="gr2" draw:text-style-name="P1" draw:layer="layout" svg:x1="23.2cm" svg:y1="3.4cm" svg:x2="25.2cm" svg:y2="6.216cm">
          <text:p/>
        </draw:line>
        <draw:frame draw:style-name="gr6" draw:layer="layout" svg:width="2.267cm" svg:height="1.675cm" svg:x="24.533cm" svg:y="2.925cm">
          <draw:text-box>
            <text:p>ce~=1</text:p>
            <text:p>u~=5</text:p>
          </draw:text-box>
        </draw:frame>
        <draw:line draw:style-name="gr2" draw:text-style-name="P1" draw:layer="layout" svg:x1="19cm" svg:y1="7.4cm" svg:x2="24.2cm" svg:y2="7.2cm">
          <text:p/>
        </draw:line>
        <draw:line draw:style-name="gr2" draw:text-style-name="P1" draw:layer="layout" svg:x1="24.2cm" svg:y1="8cm" svg:x2="18.8cm" svg:y2="8.2cm">
          <text:p/>
        </draw:line>
        <draw:line draw:style-name="gr2" draw:text-style-name="P1" draw:layer="layout" svg:x1="20.2cm" svg:y1="0.6cm" svg:x2="21cm" svg:y2="1.6cm">
          <text:p/>
        </draw:line>
        <draw:line draw:style-name="gr2" draw:text-style-name="P1" draw:layer="layout" svg:x1="20.4cm" svg:y1="1.6cm" svg:x2="19.6cm" svg:y2="1cm">
          <text:p/>
        </draw:line>
        <draw:line draw:style-name="gr2" draw:text-style-name="P1" draw:layer="layout" svg:x1="27.2cm" svg:y1="8.6cm" svg:x2="28cm" svg:y2="9.4cm">
          <text:p/>
        </draw:line>
        <draw:line draw:style-name="gr2" draw:text-style-name="P1" draw:layer="layout" svg:x1="27.6cm" svg:y1="9.8cm" svg:x2="26.6cm" svg:y2="8.816cm">
          <text:p/>
        </draw:line>
        <draw:line draw:style-name="gr2" draw:text-style-name="P1" draw:layer="layout" svg:x1="20.176cm" svg:y1="2.8cm" svg:x2="17.4cm" svg:y2="6.416cm">
          <text:p/>
        </draw:line>
        <draw:line draw:style-name="gr2" draw:text-style-name="P1" draw:layer="layout" svg:x1="18.2cm" svg:y1="6.6cm" svg:x2="20.6cm" svg:y2="3.4cm">
          <text:p/>
        </draw:line>
        <draw:line draw:style-name="gr2" draw:text-style-name="P1" draw:layer="layout" svg:x1="15.4cm" svg:y1="5.2cm" svg:x2="16.4cm" svg:y2="6.6cm">
          <text:p/>
        </draw:line>
        <draw:line draw:style-name="gr2" draw:text-style-name="P1" draw:layer="layout" svg:x1="16cm" svg:y1="7cm" svg:x2="15cm" svg:y2="5.4cm">
          <text:p/>
        </draw:line>
        <draw:frame draw:style-name="gr7" draw:layer="layout" svg:width="2.479cm" svg:height="1.675cm" svg:x="19.733cm" svg:y="4.2cm">
          <draw:text-box>
            <text:p>ce~=-2</text:p>
            <text:p>u~=2</text:p>
          </draw:text-box>
        </draw:frame>
        <draw:frame draw:style-name="gr6" draw:layer="layout" svg:width="2.267cm" svg:height="1.675cm" svg:x="16.6cm" svg:y="2.8cm">
          <draw:text-box>
            <text:p>ce~=2</text:p>
            <text:p>u~=3</text:p>
          </draw:text-box>
        </draw:frame>
        <draw:frame draw:style-name="gr6" draw:layer="layout" svg:width="2.267cm" svg:height="1.675cm" svg:x="20.6cm" svg:y="5.525cm">
          <draw:text-box>
            <text:p>ce~=2</text:p>
            <text:p>u~=2</text:p>
          </draw:text-box>
        </draw:frame>
        <draw:frame draw:style-name="gr7" draw:layer="layout" svg:width="2.479cm" svg:height="1.675cm" svg:x="20.733cm" svg:y="8.125cm">
          <draw:text-box>
            <text:p>ce~=-2</text:p>
            <text:p>u~=4</text:p>
          </draw:text-box>
        </draw:frame>
        <draw:ellipse draw:style-name="gr1" draw:text-style-name="P1" draw:layer="layout" svg:width="3.4cm" svg:height="2.6cm" svg:x="6.176cm" svg:y="11.363cm">
          <text:p/>
        </draw:ellipse>
        <draw:ellipse draw:style-name="gr1" draw:text-style-name="P1" draw:layer="layout" svg:width="3.4cm" svg:height="2.6cm" svg:x="1.6cm" svg:y="16.579cm">
          <text:p/>
        </draw:ellipse>
        <draw:ellipse draw:style-name="gr1" draw:text-style-name="P1" draw:layer="layout" svg:width="3.4cm" svg:height="2.6cm" svg:x="10.2cm" svg:y="16.379cm">
          <text:p/>
        </draw:ellipse>
        <draw:frame draw:style-name="gr8" draw:text-style-name="P1" draw:layer="layout" svg:width="2.915cm" svg:height="0.963cm" svg:x="1.531cm" svg:y="10.6cm">
          <draw:text-box>
            <text:p text:style-name="P1">E~(x*)</text:p>
          </draw:text-box>
        </draw:frame>
        <draw:line draw:style-name="gr2" draw:text-style-name="P1" draw:layer="layout" svg:x1="9.2cm" svg:y1="13.563cm" svg:x2="11.2cm" svg:y2="16.379cm">
          <text:p/>
        </draw:line>
        <draw:frame draw:style-name="gr6" draw:layer="layout" svg:width="2.267cm" svg:height="1.675cm" svg:x="10.533cm" svg:y="13.088cm">
          <draw:text-box>
            <text:p>ce~=1</text:p>
            <text:p>u~=3</text:p>
          </draw:text-box>
        </draw:frame>
        <draw:line draw:style-name="gr2" draw:text-style-name="P1" draw:layer="layout" svg:x1="5cm" svg:y1="17.563cm" svg:x2="10.2cm" svg:y2="17.363cm">
          <text:p/>
        </draw:line>
        <draw:line draw:style-name="gr2" draw:text-style-name="P1" draw:layer="layout" svg:x1="10.2cm" svg:y1="18.163cm" svg:x2="4.8cm" svg:y2="18.363cm">
          <text:p/>
        </draw:line>
        <draw:line draw:style-name="gr2" draw:text-style-name="P1" draw:layer="layout" svg:x1="6.2cm" svg:y1="10.763cm" svg:x2="7cm" svg:y2="11.763cm">
          <text:p/>
        </draw:line>
        <draw:line draw:style-name="gr2" draw:text-style-name="P1" draw:layer="layout" svg:x1="6.4cm" svg:y1="11.763cm" svg:x2="5.6cm" svg:y2="11.163cm">
          <text:p/>
        </draw:line>
        <draw:line draw:style-name="gr2" draw:text-style-name="P1" draw:layer="layout" svg:x1="13.2cm" svg:y1="18.763cm" svg:x2="14cm" svg:y2="19.563cm">
          <text:p/>
        </draw:line>
        <draw:line draw:style-name="gr2" draw:text-style-name="P1" draw:layer="layout" svg:x1="13.6cm" svg:y1="19.963cm" svg:x2="12.6cm" svg:y2="18.979cm">
          <text:p/>
        </draw:line>
        <draw:line draw:style-name="gr2" draw:text-style-name="P1" draw:layer="layout" svg:x1="6.176cm" svg:y1="12.963cm" svg:x2="3.4cm" svg:y2="16.579cm">
          <text:p/>
        </draw:line>
        <draw:line draw:style-name="gr2" draw:text-style-name="P1" draw:layer="layout" svg:x1="10.6cm" svg:y1="16.8cm" svg:x2="8.8cm" svg:y2="13.963cm">
          <text:p/>
        </draw:line>
        <draw:line draw:style-name="gr2" draw:text-style-name="P1" draw:layer="layout" svg:x1="1.4cm" svg:y1="15.363cm" svg:x2="2.4cm" svg:y2="16.763cm">
          <text:p/>
        </draw:line>
        <draw:line draw:style-name="gr2" draw:text-style-name="P1" draw:layer="layout" svg:x1="2cm" svg:y1="17.163cm" svg:x2="1cm" svg:y2="15.563cm">
          <text:p/>
        </draw:line>
        <draw:frame draw:style-name="gr7" draw:layer="layout" svg:width="2.479cm" svg:height="1.675cm" svg:x="7.121cm" svg:y="15cm">
          <draw:text-box>
            <text:p>ce~=-1</text:p>
            <text:p>u~=2</text:p>
          </draw:text-box>
        </draw:frame>
        <draw:frame draw:style-name="gr6" draw:layer="layout" svg:width="2.267cm" svg:height="1.675cm" svg:x="2.6cm" svg:y="12.963cm">
          <draw:text-box>
            <text:p>ce~=2</text:p>
            <text:p>u~=5</text:p>
          </draw:text-box>
        </draw:frame>
        <draw:frame draw:style-name="gr6" draw:layer="layout" svg:width="2.267cm" svg:height="1.675cm" svg:x="5.2cm" svg:y="15.8cm">
          <draw:text-box>
            <text:p>ce~=2</text:p>
            <text:p>u~=4</text:p>
          </draw:text-box>
        </draw:frame>
        <draw:frame draw:style-name="gr7" draw:layer="layout" svg:width="2.479cm" svg:height="1.675cm" svg:x="6.733cm" svg:y="18.288cm">
          <draw:text-box>
            <text:p>ce~=-2</text:p>
            <text:p>u~=2</text:p>
          </draw:text-box>
        </draw:frame>
        <draw:ellipse draw:style-name="gr1" draw:text-style-name="P1" draw:layer="layout" svg:width="3.4cm" svg:height="2.6cm" svg:x="19.976cm" svg:y="11.363cm">
          <text:p/>
        </draw:ellipse>
        <draw:ellipse draw:style-name="gr1" draw:text-style-name="P1" draw:layer="layout" svg:width="3.4cm" svg:height="2.6cm" svg:x="15.4cm" svg:y="16.579cm">
          <text:p/>
        </draw:ellipse>
        <draw:ellipse draw:style-name="gr1" draw:text-style-name="P1" draw:layer="layout" svg:width="3.4cm" svg:height="2.6cm" svg:x="24cm" svg:y="16.379cm">
          <text:p/>
        </draw:ellipse>
        <draw:frame draw:style-name="gr9" draw:text-style-name="P1" draw:layer="layout" svg:width="14.561cm" svg:height="1.675cm" svg:x="13.492cm" svg:y="9.725cm">
          <draw:text-box>
            <text:p text:style-name="P1">E~(x')</text:p>
            <text:p text:style-name="P1">(変更できるのですべての辺はE~(x)には含まれる)</text:p>
          </draw:text-box>
        </draw:frame>
        <draw:line draw:style-name="gr2" draw:text-style-name="P1" draw:layer="layout" svg:x1="23cm" svg:y1="13.563cm" svg:x2="25cm" svg:y2="16.379cm">
          <text:p/>
        </draw:line>
        <draw:line draw:style-name="gr2" draw:text-style-name="P1" draw:layer="layout" svg:x1="24cm" svg:y1="18.163cm" svg:x2="18.6cm" svg:y2="18.363cm">
          <text:p/>
        </draw:line>
        <draw:line draw:style-name="gr2" draw:text-style-name="P1" draw:layer="layout" svg:x1="18cm" svg:y1="16.763cm" svg:x2="20.4cm" svg:y2="13.563cm">
          <text:p/>
        </draw:line>
        <draw:frame draw:style-name="gr10" draw:layer="layout" svg:width="3.245cm" svg:height="3.099cm" svg:x="15.755cm" svg:y="13.2cm">
          <draw:text-box>
            <text:p>ce'=-2</text:p>
            <text:p>x'=2</text:p>
            <text:p>x*-x=-2&lt;0</text:p>
            <text:p>A</text:p>
          </draw:text-box>
        </draw:frame>
        <draw:frame draw:style-name="gr11" draw:layer="layout" svg:width="3.034cm" svg:height="3.099cm" svg:x="24.155cm" svg:y="12.613cm">
          <draw:text-box>
            <text:p>ce'=1</text:p>
            <text:p>x'=2</text:p>
            <text:p>x*-x=2&gt;0</text:p>
            <text:p>B</text:p>
          </draw:text-box>
        </draw:frame>
        <draw:frame draw:style-name="gr12" draw:layer="layout" svg:width="3.245cm" svg:height="3.499cm" svg:x="20.166cm" svg:y="15.2cm">
          <draw:text-box>
            <text:p>ce'=-2</text:p>
            <text:p>x'=2</text:p>
            <text:p>x*-x=-2&lt;0</text:p>
            <text:p>C</text:p>
          </draw:text-box>
        </draw:frame>
        <draw:line draw:style-name="gr2" draw:text-style-name="P1" draw:layer="layout" svg:x1="17.6cm" svg:y1="12.6cm" svg:x2="19.8cm" svg:y2="14.2cm">
          <text:p/>
        </draw:line>
        <draw:frame draw:style-name="gr13" draw:text-style-name="P1" draw:layer="layout" svg:width="5.32cm" svg:height="0.963cm" svg:x="14.4cm" svg:y="11.837cm">
          <draw:text-box>
            <text:p text:style-name="P1">E~(x*)にはない</text:p>
          </draw:text-box>
        </draw:frame>
        <draw:frame draw:style-name="gr14" draw:text-style-name="P1" draw:layer="layout" svg:width="25.196cm" svg:height="0.963cm" svg:x="0cm" svg:y="20cm">
          <draw:text-box>
            <text:p text:style-name="P1">(4.95)の等号の左ではδ+はa,bで、δ-はd。等号の間ではδ+にBが含まれ、δ-はAが含まれる。</text:p>
          </draw:text-box>
        </draw:frame>
        <draw:frame draw:style-name="gr15" draw:layer="layout" svg:width="0.82cm" svg:height="1.363cm" svg:x="8cm" svg:y="2.4cm">
          <draw:text-box>
            <text:p>v</text:p>
          </draw:text-box>
        </draw:frame>
        <draw:frame draw:style-name="gr15" draw:layer="layout" svg:width="0.82cm" svg:height="1.363cm" svg:x="21.2cm" svg:y="12.037cm">
          <draw:text-box>
            <text:p>v</text:p>
          </draw:text-box>
        </draw:frame>
        <draw:frame draw:style-name="gr16" draw:layer="layout" svg:width="0.853cm" svg:height="1.763cm" svg:x="5.8cm" svg:y="0.8cm">
          <draw:text-box>
            <text:p>d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2-01T07:18:24.10</meta:creation-date>
    <meta:editing-duration>PT1H41M33S</meta:editing-duration>
    <meta:editing-cycles>13</meta:editing-cycles>
    <dc:date>2021-12-01T19:49:45.41</dc:date>
    <meta:generator>OpenOffice/4.1.6$Win32 OpenOffice.org_project/416m1$Build-9790</meta:generator>
    <meta:document-statistic meta:object-count="92"/>
  </office:meta>
</office:document-meta>
</file>